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officeooo:rsid="00083350" officeooo:paragraph-rsid="0008335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weight="bold" officeooo:rsid="00083350" officeooo:paragraph-rsid="0008335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weight="normal" officeooo:rsid="00083350" officeooo:paragraph-rsid="0008335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normal" officeooo:rsid="00083350" officeooo:paragraph-rsid="0008335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Design Lab #10: Final Project</text:p>
      <text:p text:style-name="P3">Charlie Coleman</text:p>
      <text:p text:style-name="P3">Lab Partners: Luke Taylor, Austin Bryant</text:p>
      <text:p text:style-name="P3">2016 November 17</text:p>
      <text:p text:style-name="P4"/>
      <text:p text:style-name="P2">Objective:</text:p>
      <text:p text:style-name="P2"/>
      <text:p text:style-name="P2">Design: </text:p>
      <text:p text:style-name="P2"/>
      <text:p text:style-name="P2">Procedure: <text:span text:style-name="T1">To begin, a state diagram was made for the safe according to the specifications laid out in the manual. <text:s/>The state diagram was then converted to the VHDL code above, which was compiled in Xilinx. <text:s/>Test vectors were then made that would test each function of the safe. <text:s/>The test vectors were then simulated for through Xilinx and the functionality was checked for each function of the safe. <text:s/>The program was then uploaded to a board and tested. <text:s/>The clock was adjusted from low to high and back between every button press to simulate the actual safe. <text:s/>Also, to push a button, a switch was flipped to high and back to low, to represent a button being pressed and let go.</text:span></text:p>
      <text:p text:style-name="P2"/>
      <text:p text:style-name="P2">Data:</text:p>
      <text:p text:style-name="P2"/>
      <text:p text:style-name="P2">Data Analysis:</text:p>
      <text:p text:style-name="P2"/>
      <text:p text:style-name="P2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nka/Coder" fo:font-family="Anka/Coder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nka/Coder" fo:font-family="Anka/Coder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ka/Coder" fo:font-family="Anka/Coder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1:24:07.538000000</meta:creation-date>
    <dc:date>2016-12-01T21:39:58.503000000</dc:date>
    <meta:editing-duration>PT15M51S</meta:editing-duration>
    <meta:editing-cycles>1</meta:editing-cycles>
    <meta:document-statistic meta:table-count="0" meta:image-count="0" meta:object-count="0" meta:page-count="1" meta:paragraph-count="10" meta:word-count="145" meta:character-count="835" meta:non-whitespace-character-count="693"/>
    <meta:generator>LibreOffice/5.0.4.2$Windows_x86 LibreOffice_project/2b9802c1994aa0b7dc6079e128979269cf95bc78</meta:generator>
  </office:meta>
</office:document-meta>
</file>